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04B06316737AB52C426.png" manifest:media-type="image/png"/>
  <manifest:file-entry manifest:full-path="Pictures/10000000000007D00000011D85DAAF997B9CFCAD.jpg" manifest:media-type="image/jpeg"/>
  <manifest:file-entry manifest:full-path="Pictures/10000000000004C6000000B83AB9D6FF2FF250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3cm" fo:padding-bottom="0.133cm" fo:padding-left="0.266cm" fo:padding-right="0.266cm" fo:wrap-option="no-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3399" draw:stroke-linejoin="miter" draw:fill="none" draw:fill-color="#99ccff" draw:textarea-horizontal-align="justify" draw:textarea-vertical-align="top" draw:auto-grow-height="false" fo:min-height="13.922cm" fo:min-width="21.936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" style:family="graphic" style:parent-style-name="Standard_5f_1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1_5f_1_5f_1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pr1" style:family="presentation" style:parent-style-name="Standard-notes">
      <style:graphic-properties draw:stroke="solid" svg:stroke-width="0.026cm" svg:stroke-color="#000000" draw:stroke-linejoin="miter" draw:fill="solid" draw:fill-color="#ffffff" draw:auto-grow-height="true" fo:min-height="12.252cm" fo:padding-top="0.013cm" fo:padding-bottom="0.013cm" fo:padding-left="0.013cm" fo:padding-right="0.013cm" draw:shadow="hidden"/>
      <style:paragraph-properties style:writing-mode="lr-tb"/>
    </style:style>
    <style:style style:name="pr2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5.43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252cm"/>
      <style:paragraph-properties style:writing-mode="lr-tb"/>
    </style:style>
    <style:style style:name="pr4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5.04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64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6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19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7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5.34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6.32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9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5.34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0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5.233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1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2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3" style:family="presentation" style:parent-style-name="Standard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1" style:family="paragraph">
      <style:paragraph-properties fo:margin-left="1.327cm" fo:margin-right="0cm" fo:margin-top="0.176cm" fo:margin-bottom="0cm" fo:line-height="100%" fo:text-indent="-1.327cm" style:writing-mode="lr-tb"/>
      <style:text-properties fo:font-size="24pt"/>
    </style:style>
    <style:style style:name="P2" style:family="paragraph">
      <loext:graphic-properties draw:fill="none" draw:fill-color="#00cc99"/>
      <style:paragraph-properties fo:margin-left="1.327cm" fo:margin-right="0cm" fo:margin-top="0.176cm" fo:margin-bottom="0cm" fo:line-height="100%" fo:text-indent="-1.327cm" style:writing-mode="lr-tb"/>
      <style:text-properties fo:font-size="24pt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fo:font-size="24pt"/>
    </style:style>
    <style:style style:name="P5" style:family="paragraph">
      <style:paragraph-properties fo:margin-left="0cm" fo:margin-right="0cm" fo:margin-top="0cm" fo:margin-bottom="1cm" fo:text-align="center" fo:text-indent="0cm" style:writing-mode="lr-tb"/>
      <style:text-properties fo:font-size="24pt"/>
    </style:style>
    <style:style style:name="P6" style:family="paragraph">
      <style:paragraph-properties fo:margin-left="0cm" fo:margin-right="0cm" fo:margin-top="1.1cm" fo:margin-bottom="0cm" fo:text-align="center" fo:text-indent="0cm" style:writing-mode="lr-tb"/>
      <style:text-properties fo:font-size="24pt"/>
    </style:style>
    <style:style style:name="P7" style:family="paragraph">
      <style:paragraph-properties fo:margin-left="0cm" fo:margin-right="0cm" fo:margin-top="0.9cm" fo:margin-bottom="0cm" fo:text-align="center" fo:text-indent="0cm" style:writing-mode="lr-tb"/>
      <style:text-properties fo:font-size="24pt"/>
    </style:style>
    <style:style style:name="P8" style:family="paragraph">
      <style:paragraph-properties fo:margin-left="0cm" fo:margin-right="0cm" fo:line-height="160%" fo:text-align="center" fo:text-indent="0cm" style:writing-mode="lr-tb"/>
      <style:text-properties fo:font-size="24pt"/>
    </style:style>
    <style:style style:name="P9" style:family="paragraph">
      <loext:graphic-properties draw:fill="none" draw:fill-color="#99ccff"/>
      <style:paragraph-properties fo:margin-left="0cm" fo:margin-right="0cm" fo:text-align="center" fo:text-indent="0cm" style:writing-mode="lr-tb"/>
      <style:text-properties fo:font-size="24pt"/>
    </style:style>
    <style:style style:name="P10" style:family="paragraph">
      <loext:graphic-properties draw:fill="solid" draw:fill-color="#ffffff"/>
      <style:paragraph-properties fo:margin-left="0cm" fo:margin-right="0cm" fo:text-indent="0cm" style:writing-mode="lr-tb"/>
      <style:text-properties fo:font-size="12pt"/>
    </style:style>
    <style:style style:name="P11" style:family="paragraph">
      <style:paragraph-properties fo:margin-left="0cm" fo:margin-right="0cm" fo:margin-top="0cm" fo:margin-bottom="0.3cm" fo:text-align="center" fo:text-indent="0cm"/>
    </style:style>
    <style:style style:name="P12" style:family="paragraph">
      <style:paragraph-properties fo:margin-left="0cm" fo:margin-right="0cm" fo:margin-top="0cm" fo:margin-bottom="0.3cm" fo:text-align="start" fo:text-indent="0cm"/>
    </style:style>
    <style:style style:name="P13" style:family="paragraph">
      <style:paragraph-properties fo:margin-left="0cm" fo:margin-right="0cm" fo:margin-top="0cm" fo:margin-bottom="0.2cm" fo:text-align="start" fo:text-indent="0cm"/>
    </style:style>
    <style:style style:name="P14" style:family="paragraph">
      <style:paragraph-properties fo:margin-top="0cm" fo:margin-bottom="0.2cm"/>
    </style:style>
    <style:style style:name="P15" style:family="paragraph">
      <loext:graphic-properties draw:fill="none" draw:fill-color="#00cc99"/>
      <style:paragraph-properties fo:margin-left="0cm" fo:margin-right="0cm" fo:margin-top="0cm" fo:margin-bottom="0.3cm" fo:text-align="center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00cc99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8" style:family="paragraph">
      <loext:graphic-properties draw:fill-color="#ffffff"/>
      <style:paragraph-properties style:writing-mode="lr-tb"/>
      <style:text-properties fo:font-size="12pt"/>
    </style:style>
    <style:style style:name="P19" style:family="paragraph">
      <style:paragraph-properties fo:margin-top="0.16cm" fo:margin-bottom="0.2cm"/>
    </style:style>
    <style:style style:name="P20" style:family="paragraph">
      <style:paragraph-properties fo:margin-top="0cm" fo:margin-bottom="0.1cm"/>
    </style:style>
    <style:style style:name="P21" style:family="paragraph">
      <style:paragraph-properties fo:margin-left="0cm" fo:margin-right="0cm" fo:margin-top="0cm" fo:margin-bottom="0.6cm" fo:text-align="center" fo:text-indent="0cm"/>
    </style:style>
    <style:style style:name="T1" style:family="text">
      <style:text-properties fo:color="#003399" style:font-name="Arial" fo:font-size="20pt" style:font-size-asian="20pt" style:font-size-complex="20pt"/>
    </style:style>
    <style:style style:name="T2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3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4" style:family="text">
      <style:text-properties fo:font-size="32pt" fo:language="de" fo:country="DE" fo:font-weight="bold" style:font-size-asian="32pt" style:font-weight-asian="bold" style:font-size-complex="32pt" style:font-weight-complex="bold"/>
    </style:style>
    <style:style style:name="T5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6" style:family="text">
      <style:text-properties fo:font-size="20pt" fo:language="de" fo:country="DE" style:font-size-asian="20pt" style:font-size-complex="20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fo:font-weight="normal" style:font-size-asian="20pt" style:font-weight-asian="normal" style:font-size-complex="20pt" style:font-weight-complex="normal"/>
    </style:style>
    <style:style style:name="T14" style:family="text">
      <style:text-properties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DejaVu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font-size="16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Verdana1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1.353cm"/>
        <style:text-properties style:font-name="Verdana1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ystemmodellierung und Semantic Web – WS 20/21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custom-shape draw:style-name="gr1" draw:text-style-name="P2" draw:layer="layout" svg:width="3.577cm" svg:height="1.114cm" svg:x="-0.06cm" svg:y="2.919cm">
          <text:p text:style-name="P1"><text:span text:style-name="T1"><text:s text:c="2"/>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445cm" svg:height="0.763cm" svg:x="1.482cm" svg:y="4.86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2.436cm" svg:height="14.182cm" svg:x="1.482cm" svg:y="3.175cm">
          <text:p text:style-name="P4"><text:span text:style-name="T2"/></text:p>
          <text:p text:style-name="P5"><text:span text:style-name="T3">Modellierung nachhaltiger Systeme und Semantic Web</text:span></text:p>
          <text:p text:style-name="P4"><text:span text:style-name="T4">Modellierung von Begriffswelten</text:span></text:p>
          <text:p text:style-name="P6"><text:span text:style-name="T5">Vorlesung im Modul 10-202-2330 im Master </text:span><text:span text:style-name="T5"><text:line-break/></text:span><text:span text:style-name="T5">und Lehramt Informatik sowie </text:span><text:span text:style-name="T5"><text:line-break/></text:span><text:span text:style-name="T5">im Modul 10-202-2309 im Master Informatik</text:span></text:p>
          <text:p text:style-name="P7"><text:span text:style-name="T6">Prof. Dr. Hans-Gert Gräbe</text:span></text:p>
          <text:p text:style-name="P8"><text:span text:style-name="T6">http://informatik.uni-leipzig.de/~graeb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617cm" svg:height="10.213cm" svg:x="2.452cm" svg:y="2.042cm" draw:page-number="1"/>
          <draw:frame presentation:style-name="pr1" draw:text-style-name="P10" draw:layer="layout" svg:width="13.591cm" svg:height="12.278cm" svg:x="2.464cm" svg:y="12.934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text-style-name="P15" draw:layer="layout" svg:width="24cm" svg:height="15.699cm" svg:x="0.8cm" svg:y="2.5cm" presentation:class="outline" presentation:user-transformed="true">
          <draw:text-box>
            <text:p text:style-name="P11"><text:span text:style-name="T7">RDF – Zentrale Konzepte</text:span></text:p>
            <text:p text:style-name="P12"><text:span text:style-name="T8">Zusammenfassung der zentralen Konzepte</text:span></text:p>
            <text:list text:style-name="L2">
              <text:list-item>
                <text:p text:style-name="P13"><text:span text:style-name="T9">Zentrale Idee: Speichere textuelle Beschreibungen auf uniforme Weise als Tripel und verwende Standardkonzepte und -werkzeuge zur Verwaltung dieser Daten</text:span></text:p>
              </text:list-item>
              <text:list-item>
                <text:p text:style-name="P13"><text:span text:style-name="T10">Ressourcen:</text:span><text:span text:style-name="T9"> URI, HTTP access</text:span></text:p>
                <text:list>
                  <text:list-item>
                    <text:p text:style-name="P14"><text:span text:style-name="T9">URI = Unique Resource Identifier</text:span></text:p>
                  </text:list-item>
                  <text:list-item>
                    <text:p text:style-name="P14"><text:span text:style-name="T9">Damit kann auf einen weltweit verteilten Datenbestand auf uniforme Weise über ein gängiges Protokoll zugegriffen werden. </text:span></text:p>
                  </text:list-item>
                </text:list>
              </text:list-item>
              <text:list-item>
                <text:p text:style-name="P13"><text:span text:style-name="T10">Resource Descriptions:</text:span><text:span text:style-name="T9"> Gib auf Anfrage an die HTTP-Adresse ein nützliches Stück Information im RDF-Format zurück, das mit anderen solchen Informationseinheiten zu neuen RDF-Sätzen kombiniert werden kann.</text:span></text:p>
              </text:list-item>
              <text:list-item>
                <text:p text:style-name="P13"><text:span text:style-name="T9">Betreibe </text:span><text:span text:style-name="T10">RDF Triple Stores</text:span><text:span text:style-name="T9"> als Teil einer weltweiten verteilten Datenspeicher-infrastruktur, etwa </text:span><text:span text:style-name="T9"><text:a xlink:href="http://od.fmi.uni-leipzig.de/" xlink:type="simple">http://od.fmi.uni-leipzig.de/</text:a></text:span><text:span text:style-name="T9"><text:s/></text:span></text:p>
              </text:list-item>
              <text:list-item>
                <text:p text:style-name="P13"><text:span text:style-name="T9">(Verteilte) Anfragesprache SPARQL</text:span></text:p>
                <text:list>
                  <text:list-item>
                    <text:p text:style-name="P14"><text:span text:style-name="T11">Stelle </text:span><text:span text:style-name="T10">SPARQL Endpunkte</text:span><text:span text:style-name="T9"> auf RDF Triple Stores bereit</text:span></text:p>
                  </text:list-item>
                </text:list>
              </text:list-item>
            </text:list>
          </draw:text-box>
        </draw:frame>
        <draw:custom-shape draw:style-name="gr4" draw:text-style-name="P17" draw:layer="layout" svg:width="5.709cm" svg:height="1.277cm" svg:x="0.792cm" svg:y="0.13cm">
          <text:p text:style-name="P16"><text:span text:style-name="T12">RDF Basic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2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15" draw:layer="layout" svg:width="24cm" svg:height="15.305cm" svg:x="0.8cm" svg:y="2.7cm" presentation:class="outline" presentation:user-transformed="true">
          <draw:text-box>
            <text:p text:style-name="P11"><text:span text:style-name="T7">RDF – Sprachformen und Praxen</text:span></text:p>
            <text:p text:style-name="P13"><text:span text:style-name="T8">Verfahrenswissen → Verfahrensweisen</text:span></text:p>
            <text:list text:style-name="L2">
              <text:list-item>
                <text:p><text:span text:style-name="T9">Korrespondenz zwischen der Kohärenz der Sprachform und der Kohärenz der Praxen</text:span></text:p>
              </text:list-item>
              <text:list-item>
                <text:p><text:span text:style-name="T9">Die Etablierung kohärenter Praxen als Verfahrensweisen erlaubt es, Prädikate zu substantivieren. „Zum Beginn der Schulstunde werden die Pausenbrote weggepackt“. Erst nach einer solchen Transposition des Prädikats an die Subjekt-Position werden normative Sätze möglich. <text:s/></text:span></text:p>
                <text:list>
                  <text:list-item>
                    <text:p><text:span text:style-name="T9">Parallelen zum Konzertbeispiel in der ersten Vorlesung.</text:span></text:p>
                  </text:list-item>
                </text:list>
              </text:list-item>
              <text:list-item>
                <text:p><text:span text:style-name="T9">Grundweisheiten der Informatik: </text:span></text:p>
              </text:list-item>
            </text:list>
            <text:list text:style-name="L3">
              <text:list-item>
                <text:list>
                  <text:list-item>
                    <text:p><text:span text:style-name="T9">Eine Funktion kann erst aufgerufen werden, nachdem sie definiert wurde.</text:span></text:p>
                  </text:list-item>
                  <text:list-item>
                    <text:p><text:span text:style-name="T9">Eine Funktion, die definiert wird, aber nicht aufgerufen, deutet auf einen Designfehler hin.</text:span></text:p>
                  </text:list-item>
                </text:list>
              </text:list-item>
            </text:list>
            <text:list text:style-name="L2">
              <text:list-item>
                <text:p><text:span text:style-name="T10">Verfahrenswissen</text:span><text:span text:style-name="T9"> ist die Beschreibungsform, </text:span><text:span text:style-name="T10">Verfahrensweise</text:span><text:span text:style-name="T9"> die Ausführungsform.</text:span></text:p>
              </text:list-item>
            </text:list>
          </draw:text-box>
        </draw:frame>
        <draw:custom-shape draw:style-name="gr6" draw:text-style-name="P17" draw:layer="layout" svg:width="7.453cm" svg:height="1.277cm" svg:x="0.823cm" svg:y="0.13cm">
          <text:p text:style-name="P16"><text:span text:style-name="T12">Begriffswelte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3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15" draw:layer="layout" svg:width="24cm" svg:height="14.908cm" svg:x="0.8cm" svg:y="2.8cm" presentation:class="outline" presentation:user-transformed="true">
          <draw:text-box>
            <text:p text:style-name="P11"><text:span text:style-name="T7">Die Linked Open Data Cloud</text:span></text:p>
            <text:p text:style-name="P12"><text:span text:style-name="T8"/></text:p>
            <text:p text:style-name="P12"><text:span text:style-name="T8">Noch einmal zur Grundidee</text:span></text:p>
            <text:list text:style-name="L2">
              <text:list-item>
                <text:p text:style-name="P13"><text:span text:style-name="T13">Auf diese Weise entsteht eine weltweit vernetzte dezentrale </text:span><text:span text:style-name="T14">offene </text:span><text:span text:style-name="T13">Datenbank, die Linked Open Data Cloud, in der alle </text:span><text:span text:style-name="T14">öffentlichen</text:span><text:span text:style-name="T13"> Informationen freizügig und maschinenlesbar verfügbar sind. </text:span></text:p>
                <text:list>
                  <text:list-item>
                    <text:p><text:span text:style-name="T13">Der Spieß des Datensammelns wird umgekehrt und an einer Welt gebaut, in der ein </text:span><text:span text:style-name="T14">Kernbestand öffentlich verfügbarer Informationen</text:span><text:span text:style-name="T13"> als Public Domain eine wesentliche kulturelle Konstituante ist. </text:span></text:p>
                  </text:list-item>
                  <text:list-item>
                    <text:p><text:span text:style-name="T13">Siehe </text:span><text:span text:style-name="T13"><text:a xlink:href="http://lod-cloud.net/" xlink:type="simple">http://lod-cloud.net/</text:a></text:span></text:p>
                  </text:list-item>
                  <text:list-item>
                    <text:p><text:span text:style-name="T13">Wachsen der LOD Cloud: </text:span><text:span text:style-name="T13"><text:a xlink:href="http://lod-cloud.net/versions/" xlink:type="simple">http://lod-cloud.net/versions/</text:a></text:span><text:span text:style-name="T13"><text:s/></text:span></text:p>
                  </text:list-item>
                </text:list>
              </text:list-item>
              <text:list-item>
                <text:p><text:span text:style-name="T13">Kontext von Industrie 4.0 und allen großen Datenprojekten, auch Google ist ohne diese Bemühungen nicht denkbar.</text:span></text:p>
              </text:list-item>
              <text:list-item>
                <text:p><text:span text:style-name="T13">Basis für innerbetriebliche und zwischenbetriebliche Informations-systeme wie ERP und CRM.</text:span></text:p>
              </text:list-item>
            </text:list>
          </draw:text-box>
        </draw:frame>
        <draw:custom-shape draw:style-name="gr6" draw:text-style-name="P17" draw:layer="layout" svg:width="7.453cm" svg:height="1.277cm" svg:x="0.833cm" svg:y="0.232cm">
          <text:p text:style-name="P16"><text:span text:style-name="T12">Begriffswe</text:span><text:span text:style-name="T12">lte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4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6" draw:text-style-name="P15" draw:layer="layout" svg:width="24cm" svg:height="14.459cm" svg:x="0.8cm" svg:y="2.8cm" presentation:class="outline" presentation:user-transformed="true">
          <draw:text-box>
            <text:p text:style-name="P11"><text:span text:style-name="T7">Namensräume und Begriffswelten</text:span></text:p>
            <text:p text:style-name="P11"><text:span text:style-name="T7"/></text:p>
            <text:p text:style-name="P12"><text:span text:style-name="T15">Kommunikation wird durch die Einführung von </text:span><text:span text:style-name="T8">Namensräumen</text:span><text:span text:style-name="T15"> als URI-Präfix unterstützt. </text:span></text:p>
            <text:p text:style-name="P12"><text:span text:style-name="T15">Namensräume erlauben es, überlappungsfrei URIs zu generieren.</text:span></text:p>
            <text:list text:style-name="L2">
              <text:list-item>
                <text:p><text:span text:style-name="T15">Damit können Beschreibungen erzeugt werden, welche die </text:span><text:span text:style-name="T16">Fiktionen</text:span><text:span text:style-name="T15"> MEINE Welt, MEINE Begriffe, ICH-Kern, Welt und Wirklichkeiten, Wirklichkeitskonstruktion bedienen, ohne diese gedanklich transzendieren zu müssen. </text:span></text:p>
              </text:list-item>
              <text:list-item>
                <text:p><text:span text:style-name="T15">Aber wir wollen ja mehr: Kooperation mit konkreten Anderen.</text:span></text:p>
              </text:list-item>
              <text:list-item>
                <text:p><text:span text:style-name="T15">Semantik = pragmatisch kontextualisierte Bildung von </text:span><text:span text:style-name="T16">Modellen</text:span><text:span text:style-name="T15"> als Basis für gemeinsame </text:span><text:span text:style-name="T16">Verfahrensweisen</text:span><text:span text:style-name="T15">.</text:span></text:p>
              </text:list-item>
              <text:list-item>
                <text:p><text:span text:style-name="T15">Wir brauchen Sprache, um über die Modelle selbst sprechen zu können, und damit Wege der Formalisierung von Semantik.</text:span></text:p>
              </text:list-item>
            </text:list>
          </draw:text-box>
        </draw:frame>
        <draw:custom-shape draw:style-name="gr6" draw:text-style-name="P17" draw:layer="layout" svg:width="7.453cm" svg:height="1.277cm" svg:x="0.833cm" svg:y="0.232cm">
          <text:p text:style-name="P16"><text:span text:style-name="T12">Begriffswe</text:span><text:span text:style-name="T12">lte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5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text-style-name="P15" draw:layer="layout" svg:width="24cm" svg:height="15.606cm" svg:x="0.8cm" svg:y="2.5cm" presentation:class="outline" presentation:user-transformed="true">
          <draw:text-box>
            <text:p text:style-name="P11"><text:span text:style-name="T7">Konzeptualisierungen und Begriffswelten</text:span></text:p>
            <text:p text:style-name="P12"><text:span text:style-name="T15">Aber: </text:span><text:span text:style-name="T8">Das Turmbau von Babel Phänomen</text:span></text:p>
            <text:list text:style-name="L2">
              <text:list-item>
                <text:p text:style-name="P13"><text:span text:style-name="T9">Was bedeutet es, dass jeder kommunikative Zusammenhang hierbei zusammen mit den eigenen Verfahrensweisen auch seine eigenen Modelle und damit seine eigene Sprache entwickelt und spricht?</text:span></text:p>
              </text:list-item>
              <text:list-item>
                <text:p text:style-name="P13"><text:span text:style-name="T9">Welche Konzepte können Übersetzungsleistungen unterstützen?</text:span></text:p>
              </text:list-item>
              <text:list-item>
                <text:p text:style-name="P13"><text:span text:style-name="T17">Ontologien </text:span><text:span text:style-name="T9">(oder Vokabulare)</text:span><text:span text:style-name="T17">:</text:span><text:span text:style-name="T9"> WIR einigen uns auf die Verwendung gemeinsamer Namensräume (foaf, skos, org, sioc usw.) für </text:span><text:span text:style-name="T10">spezielle</text:span><text:span text:style-name="T9"> Zwecke und damit auf gemeinsame </text:span><text:span text:style-name="T10">Teilmodelle</text:span><text:span text:style-name="T9"> von Welt. </text:span></text:p>
                <text:list>
                  <text:list-item>
                    <text:p text:style-name="P19"><text:span text:style-name="T9">Phänomen der Kohärenz privater und kooperativer Sprachpraxen.</text:span></text:p>
                  </text:list-item>
                </text:list>
              </text:list-item>
              <text:list-item>
                <text:p text:style-name="P13"><text:span text:style-name="T9">Wie geht das genau?</text:span></text:p>
                <text:list>
                  <text:list-item>
                    <text:p><text:span text:style-name="T17">Inhalt:</text:span><text:span text:style-name="T9"> Pragmatisch kontextualisierte Bildung von </text:span><text:span text:style-name="T10">Modellen</text:span><text:span text:style-name="T9"> als Basis für gemeinsame </text:span><text:span text:style-name="T10">Verfahrensweisen</text:span><text:span text:style-name="T9">.</text:span></text:p>
                  </text:list-item>
                  <text:list-item>
                    <text:p><text:span text:style-name="T17">Form:</text:span><text:span text:style-name="T9"> </text:span><text:span text:style-name="T10">Ontologisierung</text:span><text:span text:style-name="T9"> als pragmatisch kontextualisierte Semantifizierung von Syntax. </text:span></text:p>
                  </text:list-item>
                  <text:list-item>
                    <text:p><text:span text:style-name="T9">Beispiele auf der nächsten Folie</text:span></text:p>
                  </text:list-item>
                </text:list>
              </text:list-item>
            </text:list>
          </draw:text-box>
        </draw:frame>
        <draw:custom-shape draw:style-name="gr6" draw:text-style-name="P17" draw:layer="layout" svg:width="7.453cm" svg:height="1.277cm" svg:x="0.833cm" svg:y="0.232cm">
          <text:p text:style-name="P16"><text:span text:style-name="T12">Begriffswe</text:span><text:span text:style-name="T12">lte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6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8" draw:text-style-name="P15" draw:layer="layout" svg:width="24cm" svg:height="16.587cm" svg:x="0.8cm" svg:y="2.8cm" presentation:class="outline" presentation:user-transformed="true">
          <draw:text-box>
            <text:p text:style-name="P11"><text:span text:style-name="T7">Konzeptualisierungen und Begriffswelten</text:span></text:p>
            <text:list text:style-name="L2">
              <text:list-item>
                <text:p text:style-name="P13"><text:span text:style-name="T8">Beispiel foaf: Friend of a Friend </text:span></text:p>
                <text:list>
                  <text:list-item>
                    <text:p><text:span text:style-name="T9">foaf: &lt;</text:span><text:span text:style-name="T9"><text:a xlink:href="http://xmlns.com/foaf/0.1/" xlink:type="simple">http://xmlns.com/foaf/0.1/</text:a></text:span><text:span text:style-name="T9">&gt;</text:span></text:p>
                  </text:list-item>
                  <text:list-item>
                    <text:p><text:span text:style-name="T9">Weiterleitung auf </text:span><text:span text:style-name="T9"><text:a xlink:href="http://xmlns.com/foaf/spec/" xlink:type="simple">http://xmlns.com/foaf/spec/</text:a></text:span><text:span text:style-name="T9"><text:s/></text:span></text:p>
                  </text:list-item>
                  <text:list-item>
                    <text:p><text:span text:style-name="T9">Wir studieren das dort entwickelte Modell und die Beschreibungsformen von Semantik und Syntax</text:span></text:p>
                  </text:list-item>
                </text:list>
              </text:list-item>
              <text:list-item>
                <text:p><text:span text:style-name="T8">Beispiel skos: Simple Knowledge Organization System </text:span></text:p>
                <text:list>
                  <text:list-item>
                    <text:p><text:span text:style-name="T9">skos: &lt;</text:span><text:span text:style-name="T9"><text:a xlink:href="http://www.w3.org/2004/02/skos/core" xlink:type="simple">http://www.w3.org/2004/02/skos/core</text:a></text:span><text:span text:style-name="T9">#&gt;</text:span></text:p>
                  </text:list-item>
                  <text:list-item>
                    <text:p><text:span text:style-name="T9">Weiterleitung auf tabellarische Übersicht </text:span><text:span text:style-name="T9"><text:a xlink:href="https://www.w3.org/2009/08/skos-reference/skos.html" xlink:type="simple">https://www.w3.org/2009/08/skos-reference/skos.html</text:a></text:span></text:p>
                  </text:list-item>
                  <text:list-item>
                    <text:p><text:span text:style-name="T9">Ganz am Ende der Seite drei Referenzen</text:span></text:p>
                  </text:list-item>
                </text:list>
              </text:list-item>
              <text:list-item>
                <text:p><text:span text:style-name="T8">Beispiel org: The Organization Ontology</text:span></text:p>
                <text:list>
                  <text:list-item>
                    <text:p><text:span text:style-name="T9">org: &lt;</text:span><text:span text:style-name="T9"><text:a xlink:href="http://www.w3.org/ns/org" xlink:type="simple">http://www.w3.org/ns/org</text:a></text:span><text:span text:style-name="T9">#&gt; </text:span></text:p>
                  </text:list-item>
                  <text:list-item>
                    <text:p><text:span text:style-name="T9">Weiterleitung auf eine Turtle-Datei. Herunterladen und anschauen</text:span></text:p>
                  </text:list-item>
                  <text:list-item>
                    <text:p><text:span text:style-name="T9">rdfs:seeAlso &lt;</text:span><text:span text:style-name="T9"><text:a xlink:href="https://www.w3.org/TR/vocab-org/" xlink:type="simple">https://www.w3.org/TR/vocab-org/</text:a></text:span><text:span text:style-name="T9">&gt;</text:span></text:p>
                  </text:list-item>
                </text:list>
              </text:list-item>
            </text:list>
          </draw:text-box>
        </draw:frame>
        <draw:custom-shape draw:style-name="gr6" draw:text-style-name="P17" draw:layer="layout" svg:width="7.453cm" svg:height="1.277cm" svg:x="0.833cm" svg:y="0.232cm">
          <text:p text:style-name="P16"><text:span text:style-name="T12">Begriffswe</text:span><text:span text:style-name="T12">lte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7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9" draw:text-style-name="P15" draw:layer="layout" svg:width="24cm" svg:height="15.606cm" svg:x="0.8cm" svg:y="2.7cm" presentation:class="outline" presentation:user-transformed="true">
          <draw:text-box>
            <text:p text:style-name="P11"><text:span text:style-name="T7">Konzeptualisierungen und Begriffswelten</text:span></text:p>
            <text:list text:style-name="L2">
              <text:list-item>
                <text:p text:style-name="P13"><text:span text:style-name="T15">Sozial ein extrem schwieriger Prozess, aber das ist </text:span><text:span text:style-name="T8">der Kern semantischer Technologien</text:span><text:span text:style-name="T15">: Die </text:span><text:span text:style-name="T16">Institutionalisierung </text:span><text:span text:style-name="T15">maschinenlesbarer gemeinsamer Begriffswelten</text:span><text:span text:style-name="T8"> </text:span><text:span text:style-name="T16">als sozialer Prozess.</text:span></text:p>
              </text:list-item>
              <text:list-item>
                <text:p text:style-name="P20"><text:span text:style-name="T18">Damit verbunden sind </text:span><text:span text:style-name="T19">Modellbildungen</text:span><text:span text:style-name="T18">, Bedingtheiten (Kontextualität verschiedener Wirklichkeiten) und der Prozess des Transzendierens von Kontexten, wenn Ontologien nicht wie ursprünglich vorgesehen angewendet werden.</text:span></text:p>
                <text:list>
                  <text:list-item>
                    <text:p text:style-name="P20"><text:span text:style-name="T18">Miteinander sprechen – Vereinbarung von Ontologien</text:span></text:p>
                  </text:list-item>
                  <text:list-item>
                    <text:p text:style-name="P20"><text:span text:style-name="T18">Weiterentwicklung von Ontologien</text:span></text:p>
                  </text:list-item>
                  <text:list-item>
                    <text:p text:style-name="P20"><text:span text:style-name="T15">Große Datenbanken von Ontologien: </text:span><text:span text:style-name="T15"><text:a xlink:href="http://prefix.cc/" xlink:type="simple">http://prefix.cc</text:a></text:span><text:span text:style-name="T15"><text:s/>oder </text:span><text:span text:style-name="T15"><text:a xlink:href="http://lov.okfn.org/" xlink:type="simple">http://lov.okfn.org</text:a></text:span><text:span text:style-name="T15"><text:s/>(Linked Open Vocabularies)</text:span></text:p>
                  </text:list-item>
                  <text:list-item>
                    <text:p><text:span text:style-name="T15">Kreativität im kooperativen Kontext. Formalisierungs-erfordernis, um Informationen als Daten auszutauschen. Noch einmal das Konzertbeispiel.</text:span></text:p>
                  </text:list-item>
                </text:list>
              </text:list-item>
            </text:list>
          </draw:text-box>
        </draw:frame>
        <draw:custom-shape draw:style-name="gr6" draw:text-style-name="P17" draw:layer="layout" svg:width="7.453cm" svg:height="1.277cm" svg:x="0.833cm" svg:y="0.232cm">
          <text:p text:style-name="P16"><text:span text:style-name="T12">Begriffswe</text:span><text:span text:style-name="T12">lte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8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10" draw:text-style-name="P15" draw:layer="layout" svg:width="24cm" svg:height="15.493cm" svg:x="0.8cm" svg:y="2.7cm" presentation:class="outline" presentation:user-transformed="true">
          <draw:text-box>
            <text:p text:style-name="P21"><text:span text:style-name="T7">Zwei Beispiele</text:span></text:p>
            <text:list text:style-name="L2">
              <text:list-item>
                <text:p text:style-name="P13"><text:span text:style-name="T15">DBPedia – Extrahiert strukturierte Information aus Wikipedia</text:span></text:p>
                <text:list>
                  <text:list-item>
                    <text:p><text:span text:style-name="T20">DBpedia is a crowd-sourced community effort to extract structured information from Wikipedia and make this information available on the Web. … We hope that this work will make it easier for the huge amount of information in Wikipedia to be used in some new interesting ways. ...</text:span></text:p>
                  </text:list-item>
                  <text:list-item>
                    <text:p text:style-name="P19"><text:span text:style-name="T15">Beispiel: </text:span><text:span text:style-name="T15"><text:a xlink:href="http://dbpedia.org/page/Leipzig" xlink:type="simple">http://dbpedia.org/page/Leipzig</text:a></text:span><text:span text:style-name="T15"><text:s text:c="2"/></text:span></text:p>
                  </text:list-item>
                </text:list>
              </text:list-item>
              <text:list-item>
                <text:p text:style-name="P13"><text:span text:style-name="T15">Linked-Data-Service der Deutschen Nationalbibliothek</text:span></text:p>
                <text:list>
                  <text:list-item>
                    <text:p><text:span text:style-name="T20">Die Deutsche Nationalbibliothek erstellt einen Linked-Data-Service, der langfristig eine Nutzung der gesamten nationalbibliografischen Daten inklusive aller Normdaten durch die Semantic-Web-Community erlaubt. Sie ist bestrebt, durch diesen Datenservice einen Beitrag zur Informations-infrastruktur weltweit zu leisten und damit eine Voraussetzung für moderne kommerzielle und nicht-kommerzielle Webdienstleistungen anzubieten.</text:span></text:p>
                  </text:list-item>
                  <text:list-item>
                    <text:p><text:span text:style-name="T15"><text:a xlink:href="http://www.dnb.de/lds" xlink:type="simple">http://www.dnb.de/lds</text:a></text:span><text:span text:style-name="T15"><text:s/></text:span></text:p>
                  </text:list-item>
                </text:list>
              </text:list-item>
            </text:list>
          </draw:text-box>
        </draw:frame>
        <draw:custom-shape draw:style-name="gr6" draw:text-style-name="P17" draw:layer="layout" svg:width="7.453cm" svg:height="1.277cm" svg:x="0.833cm" svg:y="0.232cm">
          <text:p text:style-name="P16"><text:span text:style-name="T12">Begrif</text:span><text:span text:style-name="T12">fswelt</text:span><text:span text:style-name="T12">e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9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11" draw:text-style-name="P15" draw:layer="layout" svg:width="24cm" svg:height="15.06cm" svg:x="0.8cm" svg:y="2.7cm" presentation:class="outline" presentation:user-transformed="true">
          <draw:text-box>
            <text:p text:style-name="P21"><text:span text:style-name="T7">Schema.org</text:span></text:p>
            <text:list text:style-name="L2">
              <text:list-item>
                <text:p text:style-name="P13"><text:span text:style-name="T15">Anderer Zugang: </text:span><text:span text:style-name="T15"><text:a xlink:href="http://schema.org/" xlink:type="simple">http://schema.org</text:a></text:span><text:span text:style-name="T15"><text:s/>- Googles Ontologisierung der Welt und Einbau in Webseiten statt Aufbau einer verteilten Datenbank wie in der Linked Open Data Cloud.</text:span></text:p>
              </text:list-item>
              <text:list-item>
                <text:p text:style-name="P13"><text:span text:style-name="T15">Schema.org und Microdata: </text:span><text:span text:style-name="T15"><text:a xlink:href="https://schema.org/docs/gs.html" xlink:type="simple">https://schema.org/docs/gs.html</text:a></text:span></text:p>
                <text:list>
                  <text:list-item>
                    <text:p><text:span text:style-name="T15">itemscope, itemtype und itemprop und die Verbindung zu RDF. </text:span></text:p>
                  </text:list-item>
                </text:list>
              </text:list-item>
              <text:list-item>
                <text:p text:style-name="P13"><text:span text:style-name="T15">Auszeichnung von Webseiten mit diesem Markup erhöht deren Sichtbarkeit bei Google. </text:span></text:p>
              </text:list-item>
            </text:list>
          </draw:text-box>
        </draw:frame>
        <draw:custom-shape draw:style-name="gr7" draw:text-style-name="P17" draw:layer="layout" svg:width="7.965cm" svg:height="1.277cm" svg:x="0.968cm" svg:y="0.13cm">
          <text:p text:style-name="P16"><text:span text:style-name="T12">Andere Ansätze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10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12" draw:text-style-name="P15" draw:layer="layout" svg:width="24cm" svg:height="15.06cm" svg:x="0.8cm" svg:y="2.7cm" presentation:class="outline" presentation:user-transformed="true">
          <draw:text-box>
            <text:p text:style-name="P21"><text:span text:style-name="T7">Googles Knowledge Graph</text:span></text:p>
            <text:list text:style-name="L2">
              <text:list-item>
                <text:p text:style-name="P13"><text:span text:style-name="T8">Googles Knowledge Vault:</text:span><text:span text:style-name="T15"> Extrahiert durch supervised learning aus den untersuchten Webseiten entsprechende Fakten als Googles Wissensbasis. </text:span></text:p>
                <text:list>
                  <text:list-item>
                    <text:p><text:span text:style-name="T15">Enthielt 2014 über 1.6 Milliarden Fakten, die mit einem probabilistischen Konfidenzwert bewertet sind. </text:span></text:p>
                  </text:list-item>
                </text:list>
              </text:list-item>
              <text:list-item>
                <text:p><text:span text:style-name="T8">Google Knowledge Graph:</text:span><text:span text:style-name="T15"> Konsolidierung und Anreicherung mit strukturierten Fakten aus Freebase (2007 gegründet, 2010 von Google aufgekauft), Wikipedia und Wikidata. </text:span></text:p>
                <text:list>
                  <text:list-item>
                    <text:p><text:span text:style-name="T15">Enthielt 2016 über 70 Mrd. Fakten. </text:span></text:p>
                  </text:list-item>
                  <text:list-item>
                    <text:p><text:span text:style-name="T15">Ende 2015 wurde die Google Knowledge Graph API veröffentlicht, über die Webentwickler auf den Bestand zugreifen können. </text:span></text:p>
                  </text:list-item>
                </text:list>
              </text:list-item>
            </text:list>
            <text:p><text:span text:style-name="T15">Das ist aber nur ein Teil des </text:span><text:span text:style-name="T8">Giant Global Graph</text:span><text:span text:style-name="T15"> (Tim Berners-Lee, 2007).</text:span></text:p>
          </draw:text-box>
        </draw:frame>
        <draw:custom-shape draw:style-name="gr7" draw:text-style-name="P17" draw:layer="layout" svg:width="7.965cm" svg:height="1.277cm" svg:x="0.948cm" svg:y="0.146cm">
          <text:p text:style-name="P16"><text:span text:style-name="T12">Andere Ansätze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11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13" draw:text-style-name="P15" draw:layer="layout" svg:width="24cm" svg:height="15.06cm" svg:x="0.8cm" svg:y="2.7cm" presentation:class="outline" presentation:user-transformed="true">
          <draw:text-box>
            <text:p text:style-name="P21"><text:span text:style-name="T7">Wolfram Alpha</text:span></text:p>
            <text:list text:style-name="L2">
              <text:list-item>
                <text:p text:style-name="P13"><text:span text:style-name="T15">Ebenfalls Suchmaschine, die auf Fakten aufbaut, die aus </text:span><text:span text:style-name="T15">eigener Recherche gewonnen wurden. Zusammen mit </text:span><text:span text:style-name="T16">Mathematica</text:span><text:span text:style-name="T15"> als Compute Engine lassen sich komplexere </text:span><text:span text:style-name="T15">Präsentationen und Visualisierungen erstellen. Ziel ist die </text:span><text:span text:style-name="T15">Vernetzung von mathematischem Wissen und </text:span><text:span text:style-name="T15">Allgemeinwissen.</text:span></text:p>
              </text:list-item>
              <text:list-item>
                <text:p text:style-name="P13"><text:span text:style-name="T15"><text:a xlink:href="https://www.wolframalpha.com/" xlink:type="simple">https://www.wolframalpha.com</text:a></text:span><text:span text:style-name="T15"><text:s/></text:span></text:p>
                <text:list>
                  <text:list-item>
                    <text:p><text:span text:style-name="T15">Beispiel „Leipzig“. </text:span></text:p>
                  </text:list-item>
                </text:list>
              </text:list-item>
            </text:list>
          </draw:text-box>
        </draw:frame>
        <draw:custom-shape draw:style-name="gr7" draw:text-style-name="P17" draw:layer="layout" svg:width="7.965cm" svg:height="1.277cm" svg:x="0.948cm" svg:y="0.146cm">
          <text:p text:style-name="P16"><text:span text:style-name="T12">Andere Ansätze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617cm" svg:height="10.214cm" svg:x="2.451cm" svg:y="2.041cm" draw:page-number="12" presentation:class="page"/>
          <draw:frame presentation:style-name="pr3" draw:text-style-name="P18" draw:layer="layout" svg:width="13.591cm" svg:height="12.252cm" svg:x="2.464cm" svg:y="12.9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" style:display-name="Standard_1_1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1_5f_1_5f_1" style:display-name="Standard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_5f_1" style:display-name="Standard_1_1_1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1_5f_1_5f_1_5f_1" style:display-name="Standard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_5f_1_5f_1" style:display-name="Standard_1_1_1_1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Verdana1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Tahoma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2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006ca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6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61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margin-top="0.176cm" fo:margin-bottom="0cm" fo:line-height="100%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margin-top="0.176cm" fo:margin-bottom="0cm" fo:line-height="100%" fo:text-indent="0cm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cm" svg:height="4.86cm" svg:x="1.852cm" svg:y="3.831cm"/>
      <draw:page-thumbnail draw:layer="backgroundobjects" svg:width="6.48cm" svg:height="4.86cm" svg:x="10.186cm" svg:y="3.831cm"/>
      <draw:page-thumbnail draw:layer="backgroundobjects" svg:width="6.48cm" svg:height="4.86cm" svg:x="1.852cm" svg:y="11.183cm"/>
      <draw:page-thumbnail draw:layer="backgroundobjects" svg:width="6.48cm" svg:height="4.86cm" svg:x="10.186cm" svg:y="11.183cm"/>
      <draw:page-thumbnail draw:layer="backgroundobjects" svg:width="6.48cm" svg:height="4.86cm" svg:x="1.852cm" svg:y="18.535cm"/>
      <draw:page-thumbnail draw:layer="backgroundobjects" svg:width="6.48cm" svg:height="4.86cm" svg:x="10.186cm" svg:y="18.535cm"/>
      <draw:frame draw:style-name="Mgr1" draw:text-style-name="MP2" draw:layer="backgroundobjects" svg:width="8.036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36cm" svg:height="1.36cm" svg:x="10.4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36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36cm" svg:height="1.36cm" svg:x="10.483cm" svg:y="25.86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6.902cm" svg:height="2.125cm" svg:x="0cm" svg:y="0cm">
        <draw:image xlink:href="Pictures/10000000000004C6000000B83AB9D6FF2FF25010.jpg" xlink:type="simple" xlink:show="embed" xlink:actuate="onLoad" loext:mime-type="image/jpeg">
          <text:p/>
        </draw:image>
      </draw:frame>
      <draw:frame draw:style-name="Mgr3" draw:text-style-name="MP5" draw:layer="backgroundobjects" svg:width="3.545cm" svg:height="0.939cm" svg:x="17.899cm" svg:y="18.111cm">
        <draw:image xlink:href="Pictures/10000201000002580000004B06316737AB52C426.png" xlink:type="simple" xlink:show="embed" xlink:actuate="onLoad" loext:mime-type="image/png">
          <text:p/>
        </draw:image>
      </draw:frame>
      <draw:frame presentation:style-name="Standard-outline1" draw:layer="backgroundobjects" svg:width="22.437cm" svg:height="11.049cm" svg:x="1.3cm" svg:y="2.725cm" presentation:class="outline" presentation:placeholder="true">
        <draw:text-box/>
      </draw:frame>
      <draw:frame presentation:style-name="Mpr1" draw:text-style-name="MP7" draw:layer="backgroundobjects" svg:width="14.182cm" svg:height="0.848cm" svg:x="1.499cm" svg:y="18.202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1.905cm" svg:height="0.848cm" svg:x="22.7cm" svg:y="18.202cm" presentation:class="page-number">
        <draw:text-box>
          <text:p text:style-name="MP8"><text:span text:style-name="MT2"><text:page-number>&lt;Foliennummer&gt;</text:page-number></text:span></text:p>
        </draw:text-box>
      </draw:frame>
      <draw:line draw:style-name="Mgr4" draw:text-style-name="MP5" draw:layer="backgroundobjects" svg:x1="0cm" svg:y1="18.124cm" svg:x2="25.4cm" svg:y2="18.124cm">
        <text:p/>
      </draw:line>
      <draw:line draw:style-name="Mgr4" draw:text-style-name="MP5" draw:layer="backgroundobjects" svg:x1="0cm" svg:y1="2.125cm" svg:x2="25.4cm" svg:y2="2.125cm">
        <text:p/>
      </draw:line>
      <draw:frame draw:name="ul_logo300x2000" draw:style-name="Mgr3" draw:text-style-name="MP5" draw:layer="backgroundobjects" svg:width="8.506cm" svg:height="1.208cm" svg:x="16.894cm" svg:y="0cm">
        <draw:image xlink:href="Pictures/10000000000007D00000011D85DAAF997B9CFCAD.jpg" xlink:type="simple" xlink:show="embed" xlink:actuate="onLoad" loext:mime-type="image/jpeg">
          <text:p/>
        </draw:image>
      </draw:frame>
      <draw:custom-shape draw:style-name="Mgr5" draw:text-style-name="MP11" draw:layer="backgroundobjects" svg:width="6.671cm" svg:height="0.937cm" svg:x="17cm" svg:y="1.27cm">
        <text:p text:style-name="MP10"><text:span text:style-name="MT3">Institut für Informatik</text:span><text:span text:style-name="MT3"><text:line-break/></text:span><text:span text:style-name="MT3">Betriebliche Informationssysteme</text:span></text:p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15.875cm" svg:height="1.785cm" svg:x="-0.001cm" svg:y="0.588cm" presentation:class="title" presentation:placeholder="true">
        <draw:text-box/>
      </draw:frame>
      <presentation:notes style:page-layout-name="PM0">
        <draw:rect draw:style-name="Mgr6" draw:text-style-name="MP12" draw:layer="backgroundobjects" svg:width="18.52cm" svg:height="27.23cm" svg:x="0cm" svg:y="0cm">
          <text:p/>
        </draw:rect>
        <draw:frame presentation:style-name="Mpr3" draw:text-style-name="MP7" draw:layer="backgroundobjects" svg:width="8.026cm" svg:height="1.359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3" draw:text-style-name="MP9" draw:layer="backgroundobjects" svg:width="8.026cm" svg:height="1.359cm" svg:x="10.495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tandard-title" draw:layer="backgroundobjects" svg:width="13.617cm" svg:height="10.214cm" svg:x="2.451cm" svg:y="2.041cm" presentation:class="page"/>
        <draw:frame presentation:style-name="Standard-notes" draw:layer="backgroundobjects" svg:width="13.591cm" svg:height="12.251cm" svg:x="2.464cm" svg:y="12.934cm" presentation:class="notes" presentation:placeholder="true">
          <draw:text-box/>
        </draw:frame>
        <draw:frame presentation:style-name="Mpr4" draw:text-style-name="MP7" draw:layer="backgroundobjects" svg:width="8.026cm" svg:height="1.36cm" svg:x="0cm" svg:y="25.865cm" presentation:class="footer">
          <draw:text-box>
            <text:p text:style-name="MP6"><text:span text:style-name="MT2"><presentation:footer/></text:span></text:p>
          </draw:text-box>
        </draw:frame>
        <draw:frame presentation:style-name="Mpr4" draw:text-style-name="MP9" draw:layer="backgroundobjects" svg:width="8.026cm" svg:height="1.36cm" svg:x="10.495cm" svg:y="25.865cm" presentation:class="page-number">
          <draw:text-box>
            <text:p text:style-name="MP8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PowerPoint-Präsentation</dc:title>
    <meta:initial-creator> jh</meta:initial-creator>
    <meta:creation-date>2002-04-01T22:02:38</meta:creation-date>
    <dc:date>2020-12-09T09:11:42.283967313</dc:date>
    <meta:editing-cycles>341</meta:editing-cycles>
    <meta:editing-duration>PT21H4M49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